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5028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8583in"/>
    </style:style>
    <style:style style:name="co4" style:family="table-column">
      <style:table-column-properties fo:break-before="auto" style:column-width="0.7154in"/>
    </style:style>
    <style:style style:name="co5" style:family="table-column">
      <style:table-column-properties fo:break-before="auto" style:column-width="1.0453in"/>
    </style:style>
    <style:style style:name="co6" style:family="table-column">
      <style:table-column-properties fo:break-before="auto" style:column-width="3.1417in"/>
    </style:style>
    <style:style style:name="co7" style:family="table-column">
      <style:table-column-properties fo:break-before="auto" style:column-width="1.0764in"/>
    </style:style>
    <style:style style:name="co8" style:family="table-column">
      <style:table-column-properties fo:break-before="auto" style:column-width="6.9118in"/>
    </style:style>
    <style:style style:name="co9" style:family="table-column">
      <style:table-column-properties fo:break-before="auto" style:column-width="1.011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122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1.2535in"/>
    </style:style>
    <style:style style:name="co14" style:family="table-column">
      <style:table-column-properties fo:break-before="auto" style:column-width="1.2866in"/>
    </style:style>
    <style:style style:name="co15" style:family="table-column">
      <style:table-column-properties fo:break-before="auto" style:column-width="0.8909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1.0016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1.111in"/>
    </style:style>
    <style:style style:name="co20" style:family="table-column">
      <style:table-column-properties fo:break-before="auto" style:column-width="1.143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0"/>
    <style:style style:name="ce3" style:family="table-cell" style:parent-style-name="Default" style:data-style-name="N107"/>
    <style:style style:name="ce4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Level min</text:p>
          </table:table-cell>
          <table:table-cell table:style-name="ce1" office:value-type="string">
            <text:p>Level max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Tilesets</text:p>
          </table:table-cell>
          <table:table-cell table:style-name="ce1" office:value-type="string">
            <text:p>Monsters</text:p>
          </table:table-cell>
          <table:table-cell table:style-name="ce1" office:value-type="string">
            <text:p>Boss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Description</text:p>
          </table:table-cell>
          <table:table-cell table:style-name="Default" table:number-columns-repeated="4"/>
          <table:table-cell table:style-name="ce4"/>
          <table:table-cell table:style-name="Default" table:number-columns-repeated="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formula="oooc:=[.A2]-1" office:value-type="float" office:value="0">
            <text:p>0</text:p>
          </table:table-cell>
          <table:table-cell table:style-name="ce2" table:formula="oooc:=[.A2]+2" office:value-type="float" office:value="3">
            <text:p>3</text:p>
          </table:table-cell>
          <table:table-cell table:style-name="ce2" office:value-type="string">
            <text:p>low</text:p>
          </table:table-cell>
          <table:table-cell table:style-name="ce3" office:value-type="string">
            <text:p>mansion0</text:p>
          </table:table-cell>
          <table:table-cell office:value-type="string">
            <text:p>zombies, bats, dogs</text:p>
          </table:table-cell>
          <table:table-cell office:value-type="string">
            <text:p>zombie</text:p>
          </table:table-cell>
          <table:table-cell office:value-type="string">
            <text:p>Alan</text:p>
          </table:table-cell>
          <table:table-cell office:value-type="string">
            <text:p>Outside / inside the mansion. has forest, mansion, and courtyard tiles.</text:p>
          </table:table-cell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formula="oooc:=[.A3]-1" office:value-type="float" office:value="2">
            <text:p>2</text:p>
          </table:table-cell>
          <table:table-cell table:style-name="ce2" table:formula="oooc:=[.A3]+2" office:value-type="float" office:value="5">
            <text:p>5</text:p>
          </table:table-cell>
          <table:table-cell table:style-name="ce2" office:value-type="string">
            <text:p>low</text:p>
          </table:table-cell>
          <table:table-cell table:style-name="ce3" office:value-type="string">
            <text:p>mansion1</text:p>
          </table:table-cell>
          <table:table-cell office:value-type="string">
            <text:p>zombies, bats, spiders, dogs</text:p>
          </table:table-cell>
          <table:table-cell office:value-type="string">
            <text:p>dog</text:p>
          </table:table-cell>
          <table:table-cell office:value-type="string">
            <text:p>Alan</text:p>
          </table:table-cell>
          <table:table-cell office:value-type="string">
            <text:p>Strictly inside the mansion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formula="oooc:=[.A4]-1" office:value-type="float" office:value="4">
            <text:p>4</text:p>
          </table:table-cell>
          <table:table-cell table:style-name="ce2" table:formula="oooc:=[.A4]+2" office:value-type="float" office:value="7">
            <text:p>7</text:p>
          </table:table-cell>
          <table:table-cell table:style-name="ce2" office:value-type="string">
            <text:p>basic</text:p>
          </table:table-cell>
          <table:table-cell office:value-type="string">
            <text:p>maze0</text:p>
          </table:table-cell>
          <table:table-cell office:value-type="string">
            <text:p>skeletons, spiders, bats, beasts</text:p>
          </table:table-cell>
          <table:table-cell office:value-type="string">
            <text:p>beast</text:p>
          </table:table-cell>
          <table:table-cell office:value-type="string">
            <text:p>Travis</text:p>
          </table:table-cell>
          <table:table-cell office:value-type="string">
            <text:p>Dark stone walls, grated doors, blood, torture devices, teleporters</text:p>
          </table:table-cell>
          <table:table-cell table:number-columns-repeated="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formula="oooc:=[.A5]-1" office:value-type="float" office:value="6">
            <text:p>6</text:p>
          </table:table-cell>
          <table:table-cell table:style-name="ce2" table:formula="oooc:=[.A5]+2" office:value-type="float" office:value="9">
            <text:p>9</text:p>
          </table:table-cell>
          <table:table-cell table:style-name="ce2" office:value-type="string">
            <text:p>basic</text:p>
          </table:table-cell>
          <table:table-cell table:style-name="ce3" office:value-type="string">
            <text:p>forest0</text:p>
          </table:table-cell>
          <table:table-cell office:value-type="string">
            <text:p>skeletons, spiders, shootmercenary</text:p>
          </table:table-cell>
          <table:table-cell office:value-type="string">
            <text:p>spider</text:p>
          </table:table-cell>
          <table:table-cell office:value-type="string">
            <text:p>Steve</text:p>
          </table:table-cell>
          <table:table-cell office:value-type="string">
            <text:p>Normal trees, grass, water, rocks</text:p>
          </table:table-cell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table:formula="oooc:=[.A6]-1" office:value-type="float" office:value="8">
            <text:p>8</text:p>
          </table:table-cell>
          <table:table-cell table:style-name="ce2" table:formula="oooc:=[.A6]+2" office:value-type="float" office:value="11">
            <text:p>11</text:p>
          </table:table-cell>
          <table:table-cell table:style-name="ce2" office:value-type="string">
            <text:p>basic</text:p>
          </table:table-cell>
          <table:table-cell table:style-name="ce3" office:value-type="string">
            <text:p>forest1</text:p>
          </table:table-cell>
          <table:table-cell office:value-type="string">
            <text:p>skeletons, spiders, bats</text:p>
          </table:table-cell>
          <table:table-cell office:value-type="string">
            <text:p>skeleton</text:p>
          </table:table-cell>
          <table:table-cell office:value-type="string">
            <text:p>Steve</text:p>
          </table:table-cell>
          <table:table-cell office:value-type="string">
            <text:p>Dark forest, gloomy.</text:p>
          </table:table-cell>
          <table:table-cell table:number-columns-repeated="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formula="oooc:=[.A7]-1" office:value-type="float" office:value="10">
            <text:p>10</text:p>
          </table:table-cell>
          <table:table-cell table:style-name="ce2" table:formula="oooc:=[.A7]+2" office:value-type="float" office:value="13">
            <text:p>13</text:p>
          </table:table-cell>
          <table:table-cell table:style-name="ce2" office:value-type="string">
            <text:p>medium</text:p>
          </table:table-cell>
          <table:table-cell office:value-type="string">
            <text:p>cave0</text:p>
          </table:table-cell>
          <table:table-cell office:value-type="string">
            <text:p>bats, skeletons, spiders</text:p>
          </table:table-cell>
          <table:table-cell office:value-type="string">
            <text:p>bat</text:p>
          </table:table-cell>
          <table:table-cell office:value-type="string">
            <text:p>Thos</text:p>
          </table:table-cell>
          <table:table-cell office:value-type="string">
            <text:p>Dark cavern walls, rocks, puddles, pools</text:p>
          </table:table-cell>
          <table:table-cell table:number-columns-repeated="12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table:formula="oooc:=[.A8]-1" office:value-type="float" office:value="12">
            <text:p>12</text:p>
          </table:table-cell>
          <table:table-cell table:style-name="ce2" table:formula="oooc:=[.A8]+2" office:value-type="float" office:value="15">
            <text:p>15</text:p>
          </table:table-cell>
          <table:table-cell table:style-name="ce2" office:value-type="string">
            <text:p>medium</text:p>
          </table:table-cell>
          <table:table-cell table:style-name="ce3" office:value-type="string">
            <text:p>neighborhood0</text:p>
          </table:table-cell>
          <table:table-cell office:value-type="string">
            <text:p>zombies, dogs, spiders</text:p>
          </table:table-cell>
          <table:table-cell office:value-type="string">
            <text:p>zombie</text:p>
          </table:table-cell>
          <table:table-cell office:value-type="string">
            <text:p>Steve</text:p>
          </table:table-cell>
          <table:table-cell office:value-type="string">
            <text:p>Cars, fences, grass, roads, backyards, houses, sheds, </text:p>
          </table:table-cell>
          <table:table-cell table:number-columns-repeated="12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table:formula="oooc:=[.A9]-1" office:value-type="float" office:value="14">
            <text:p>14</text:p>
          </table:table-cell>
          <table:table-cell table:style-name="ce2" table:formula="oooc:=[.A9]+2" office:value-type="float" office:value="17">
            <text:p>17</text:p>
          </table:table-cell>
          <table:table-cell table:style-name="ce2" office:value-type="string">
            <text:p>medium</text:p>
          </table:table-cell>
          <table:table-cell office:value-type="string">
            <text:p>city0</text:p>
          </table:table-cell>
          <table:table-cell office:value-type="string">
            <text:p>beasts, zombies, mercenary</text:p>
          </table:table-cell>
          <table:table-cell office:value-type="string">
            <text:p>beast</text:p>
          </table:table-cell>
          <table:table-cell office:value-type="string">
            <text:p>Steve</text:p>
          </table:table-cell>
          <table:table-cell office:value-type="string">
            <text:p>Roads, buildings, cars, rubble. <text:s/>Has an abandoned city feeling to it</text:p>
          </table:table-cell>
          <table:table-cell table:number-columns-repeated="1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table:formula="oooc:=[.A10]-1" office:value-type="float" office:value="16">
            <text:p>16</text:p>
          </table:table-cell>
          <table:table-cell table:style-name="ce2" table:formula="oooc:=[.A10]+2" office:value-type="float" office:value="19">
            <text:p>19</text:p>
          </table:table-cell>
          <table:table-cell table:style-name="ce2" office:value-type="string">
            <text:p>advanced</text:p>
          </table:table-cell>
          <table:table-cell office:value-type="string">
            <text:p>city1</text:p>
          </table:table-cell>
          <table:table-cell office:value-type="string">
            <text:p>zombies, shootmercenary</text:p>
          </table:table-cell>
          <table:table-cell office:value-type="string">
            <text:p>mercenary</text:p>
          </table:table-cell>
          <table:table-cell office:value-type="string">
            <text:p>Travis</text:p>
          </table:table-cell>
          <table:table-cell office:value-type="string">
            <text:p>Strictly inside an apartment complex. <text:s/>Chairs, doors, desks, plants, carpet</text:p>
          </table:table-cell>
          <table:table-cell table:number-columns-repeated="1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table:formula="oooc:=[.A11]-1" office:value-type="float" office:value="18">
            <text:p>18</text:p>
          </table:table-cell>
          <table:table-cell table:style-name="ce2" table:formula="oooc:=[.A11]+2" office:value-type="float" office:value="21">
            <text:p>21</text:p>
          </table:table-cell>
          <table:table-cell table:style-name="ce2" office:value-type="string">
            <text:p>advanced</text:p>
          </table:table-cell>
          <table:table-cell office:value-type="string">
            <text:p>skyscraper0</text:p>
          </table:table-cell>
          <table:table-cell office:value-type="string">
            <text:p>zombies, mercenary, shootmercenary</text:p>
          </table:table-cell>
          <table:table-cell office:value-type="string">
            <text:p>zombie</text:p>
          </table:table-cell>
          <table:table-cell office:value-type="string">
            <text:p>Alan</text:p>
          </table:table-cell>
          <table:table-cell office:value-type="string">
            <text:p>Roads, buildings, rooftops. Also inside a corporate buildings. Cubicles, windows, plants, furniture, paintings</text:p>
          </table:table-cell>
          <table:table-cell table:number-columns-repeated="1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table:formula="oooc:=[.A12]-1" office:value-type="float" office:value="20">
            <text:p>20</text:p>
          </table:table-cell>
          <table:table-cell table:style-name="ce2" table:formula="oooc:=[.A12]+2" office:value-type="float" office:value="23">
            <text:p>23</text:p>
          </table:table-cell>
          <table:table-cell table:style-name="ce2" office:value-type="string">
            <text:p>advanced</text:p>
          </table:table-cell>
          <table:table-cell office:value-type="string">
            <text:p>corporation0</text:p>
          </table:table-cell>
          <table:table-cell office:value-type="string">
            <text:p>mercenaries, shootmercenary, spiders</text:p>
          </table:table-cell>
          <table:table-cell office:value-type="string">
            <text:p>mercenary</text:p>
          </table:table-cell>
          <table:table-cell office:value-type="string">
            <text:p>Thos</text:p>
          </table:table-cell>
          <table:table-cell table:style-name="Default" office:value-type="string">
            <text:p>Inside only. Cubicles, windows, plants, furniture, paintings, other corporation-like things</text:p>
          </table:table-cell>
          <table:table-cell table:style-name="Default" table:number-columns-repeated="12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table:formula="oooc:=[.A13]-1" office:value-type="float" office:value="22">
            <text:p>22</text:p>
          </table:table-cell>
          <table:table-cell table:style-name="ce2" table:formula="oooc:=[.A13]+2" office:value-type="float" office:value="25">
            <text:p>25</text:p>
          </table:table-cell>
          <table:table-cell table:style-name="ce2" office:value-type="string">
            <text:p>high</text:p>
          </table:table-cell>
          <table:table-cell office:value-type="string">
            <text:p>desert0</text:p>
          </table:table-cell>
          <table:table-cell table:style-name="Default" office:value-type="string">
            <text:p>beasts, demons, skeletons</text:p>
          </table:table-cell>
          <table:table-cell table:style-name="Default" office:value-type="string">
            <text:p>skeleton</text:p>
          </table:table-cell>
          <table:table-cell table:style-name="Default" office:value-type="string">
            <text:p>Travis</text:p>
          </table:table-cell>
          <table:table-cell table:style-name="Default" office:value-type="string">
            <text:p>Sand, rocks, cacti, </text:p>
          </table:table-cell>
          <table:table-cell table:style-name="Default" table:number-columns-repeated="1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formula="oooc:=[.A14]-1" office:value-type="float" office:value="24">
            <text:p>24</text:p>
          </table:table-cell>
          <table:table-cell table:style-name="ce2" table:formula="oooc:=[.A14]+2" office:value-type="float" office:value="27">
            <text:p>27</text:p>
          </table:table-cell>
          <table:table-cell table:style-name="ce2" office:value-type="string">
            <text:p>high</text:p>
          </table:table-cell>
          <table:table-cell office:value-type="string">
            <text:p>hell0</text:p>
          </table:table-cell>
          <table:table-cell office:value-type="string">
            <text:p>beasts, demons, skeletons, shootmercenary</text:p>
          </table:table-cell>
          <table:table-cell office:value-type="string">
            <text:p>beast</text:p>
          </table:table-cell>
          <table:table-cell office:value-type="string">
            <text:p>Thos</text:p>
          </table:table-cell>
          <table:table-cell office:value-type="string">
            <text:p>Crimson rocks, burning rivers, pain and suffering</text:p>
          </table:table-cell>
          <table:table-cell table:number-columns-repeated="1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formula="oooc:=[.A15]-1" office:value-type="float" office:value="26">
            <text:p>26</text:p>
          </table:table-cell>
          <table:table-cell table:style-name="ce2" table:formula="oooc:=[.A15]+2" office:value-type="float" office:value="29">
            <text:p>29</text:p>
          </table:table-cell>
          <table:table-cell table:style-name="ce2" office:value-type="string">
            <text:p>high</text:p>
          </table:table-cell>
          <table:table-cell office:value-type="string">
            <text:p>future0</text:p>
          </table:table-cell>
          <table:table-cell office:value-type="string">
            <text:p>demons, aliens, shootmercenary</text:p>
          </table:table-cell>
          <table:table-cell office:value-type="string">
            <text:p>shadow demon</text:p>
          </table:table-cell>
          <table:table-cell table:style-name="Default" office:value-type="string">
            <text:p>Travis</text:p>
          </table:table-cell>
          <table:table-cell office:value-type="string">
            <text:p>Same as city but with alien devices scattered everywhere</text:p>
          </table:table-cell>
          <table:table-cell table:number-columns-repeated="12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table:formula="oooc:=[.A16]-1" office:value-type="float" office:value="28">
            <text:p>28</text:p>
          </table:table-cell>
          <table:table-cell table:style-name="ce2" table:formula="oooc:=[.A16]+2" office:value-type="float" office:value="31">
            <text:p>31</text:p>
          </table:table-cell>
          <table:table-cell table:style-name="ce2" office:value-type="string">
            <text:p>elite</text:p>
          </table:table-cell>
          <table:table-cell office:value-type="string">
            <text:p>alien0</text:p>
          </table:table-cell>
          <table:table-cell office:value-type="string">
            <text:p>demons, aliens, beasts</text:p>
          </table:table-cell>
          <table:table-cell office:value-type="string">
            <text:p>alien</text:p>
          </table:table-cell>
          <table:table-cell office:value-type="string">
            <text:p>Alan</text:p>
          </table:table-cell>
          <table:table-cell office:value-type="string">
            <text:p>Alien setting with exotic planets / rocks / etc..</text:p>
          </table:table-cell>
          <table:table-cell table:number-columns-repeated="1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formula="oooc:=[.A17]-1" office:value-type="float" office:value="30">
            <text:p>30</text:p>
          </table:table-cell>
          <table:table-cell table:style-name="ce2" table:formula="oooc:=[.A17]+2" office:value-type="float" office:value="33">
            <text:p>33</text:p>
          </table:table-cell>
          <table:table-cell table:style-name="ce2" office:value-type="string">
            <text:p>elite</text:p>
          </table:table-cell>
          <table:table-cell office:value-type="string">
            <text:p>alien1</text:p>
          </table:table-cell>
          <table:table-cell office:value-type="string">
            <text:p>demons, aliens</text:p>
          </table:table-cell>
          <table:table-cell office:value-type="string">
            <text:p>alien</text:p>
          </table:table-cell>
          <table:table-cell office:value-type="string">
            <text:p>Thos</text:p>
          </table:table-cell>
          <table:table-cell office:value-type="string">
            <text:p>Alien mothership</text:p>
          </table:table-cell>
          <table:table-cell table:number-columns-repeated="12"/>
        </table:table-row>
        <table:table-row table:style-name="ro2" table:number-rows-repeated="38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18">04/18/2006</text:date>, <text:time>21:4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2-21T23:15:10</meta:creation-date>
    <dc:date>2006-04-18T21:48:37</dc:date>
    <dc:language>en-US</dc:language>
    <meta:editing-cycles>61</meta:editing-cycles>
    <meta:editing-duration>PT10H28M56S</meta:editing-duration>
    <meta:user-defined meta:name="Info 1"/>
    <meta:user-defined meta:name="Info 2"/>
    <meta:user-defined meta:name="Info 3"/>
    <meta:user-defined meta:name="Info 4"/>
    <meta:document-statistic meta:table-count="3" meta:cell-count="153"/>
  </office:meta>
</office:document-meta>
</file>